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5" calcext:value-type="float">
            <text:p>40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9" calcext:value-type="float">
            <text:p>3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5" calcext:value-type="float">
            <text:p>38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1" calcext:value-type="float">
            <text:p>38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7" calcext:value-type="float">
            <text:p>3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3" calcext:value-type="float">
            <text:p>38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8" calcext:value-type="float">
            <text:p>3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8" calcext:value-type="float">
            <text:p>3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3" calcext:value-type="float">
            <text:p>38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6" calcext:value-type="float">
            <text:p>38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8" calcext:value-type="float">
            <text:p>38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3" calcext:value-type="float">
            <text:p>38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6" calcext:value-type="float">
            <text:p>38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4" calcext:value-type="float">
            <text:p>38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8" calcext:value-type="float">
            <text:p>38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1" calcext:value-type="float">
            <text:p>39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5" calcext:value-type="float">
            <text:p>3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9" calcext:value-type="float">
            <text:p>3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2" calcext:value-type="float">
            <text:p>39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6" calcext:value-type="float">
            <text:p>3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4" calcext:value-type="float">
            <text:p>39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8" calcext:value-type="float">
            <text:p>39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2" calcext:value-type="float">
            <text:p>39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6" calcext:value-type="float">
            <text:p>39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10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4" calcext:value-type="float">
            <text:p>39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8" calcext:value-type="float">
            <text:p>3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2" calcext:value-type="float">
            <text:p>3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6" calcext:value-type="float">
            <text:p>3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5" calcext:value-type="float">
            <text:p>3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9" calcext:value-type="float">
            <text:p>39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3" calcext:value-type="float">
            <text:p>39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8" calcext:value-type="float">
            <text:p>39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3" calcext:value-type="float">
            <text:p>3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7" calcext:value-type="float">
            <text:p>39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1" calcext:value-type="float">
            <text:p>39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5" calcext:value-type="float">
            <text:p>39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4" calcext:value-type="float">
            <text:p>4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9" calcext:value-type="float">
            <text:p>40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3" calcext:value-type="float">
            <text:p>40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8" calcext:value-type="float">
            <text:p>4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3" calcext:value-type="float">
            <text:p>40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2" calcext:value-type="float">
            <text:p>40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2" calcext:value-type="float">
            <text:p>40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7" calcext:value-type="float">
            <text:p>40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2" calcext:value-type="float">
            <text:p>40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8" calcext:value-type="float">
            <text:p>40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3" calcext:value-type="float">
            <text:p>40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9" calcext:value-type="float">
            <text:p>40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4" calcext:value-type="float">
            <text:p>40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9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1" calcext:value-type="float">
            <text:p>40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93" calcext:value-type="float">
            <text:p>40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17" calcext:value-type="float">
            <text:p>41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3" calcext:value-type="float">
            <text:p>41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9" calcext:value-type="float">
            <text:p>41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34" calcext:value-type="float">
            <text:p>41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46" calcext:value-type="float">
            <text:p>41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2" calcext:value-type="float">
            <text:p>4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9" calcext:value-type="float">
            <text:p>4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66" calcext:value-type="float">
            <text:p>4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8" calcext:value-type="float">
            <text:p>41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84" calcext:value-type="float">
            <text:p>41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98" calcext:value-type="float">
            <text:p>41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05" calcext:value-type="float">
            <text:p>42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1" calcext:value-type="float">
            <text:p>42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7" calcext:value-type="float">
            <text:p>4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4" calcext:value-type="float">
            <text:p>42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8" calcext:value-type="float">
            <text:p>4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5" calcext:value-type="float">
            <text:p>42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3" calcext:value-type="float">
            <text:p>4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1" calcext:value-type="float">
            <text:p>4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8" calcext:value-type="float">
            <text:p>4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7" calcext:value-type="float">
            <text:p>4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8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6" calcext:value-type="float">
            <text:p>4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93" calcext:value-type="float">
            <text:p>42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8" calcext:value-type="float">
            <text:p>43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7" calcext:value-type="float">
            <text:p>43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3" calcext:value-type="float">
            <text:p>43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8" calcext:value-type="float">
            <text:p>43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56" calcext:value-type="float">
            <text:p>43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65" calcext:value-type="float">
            <text:p>4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71" calcext:value-type="float">
            <text:p>43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78" calcext:value-type="float">
            <text:p>43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86" calcext:value-type="float">
            <text:p>43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94" calcext:value-type="float">
            <text:p>43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02" calcext:value-type="float">
            <text:p>44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11" calcext:value-type="float">
            <text:p>44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29" calcext:value-type="float">
            <text:p>4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35" calcext:value-type="float">
            <text:p>44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42" calcext:value-type="float">
            <text:p>44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59" calcext:value-type="float">
            <text:p>44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66" calcext:value-type="float">
            <text:p>44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74" calcext:value-type="float">
            <text:p>44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83" calcext:value-type="float">
            <text:p>44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94" calcext:value-type="float">
            <text:p>44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02" calcext:value-type="float">
            <text:p>45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11" calcext:value-type="float">
            <text:p>45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29" calcext:value-type="float">
            <text:p>45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7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39" calcext:value-type="float">
            <text:p>45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48" calcext:value-type="float">
            <text:p>45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57" calcext:value-type="float">
            <text:p>45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65" calcext:value-type="float">
            <text:p>45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87" calcext:value-type="float">
            <text:p>45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94" calcext:value-type="float">
            <text:p>45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97" calcext:value-type="float">
            <text:p>45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03" calcext:value-type="float">
            <text:p>46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12" calcext:value-type="float">
            <text:p>46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42" calcext:value-type="float">
            <text:p>46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49" calcext:value-type="float">
            <text:p>46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47" calcext:value-type="float">
            <text:p>46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53" calcext:value-type="float">
            <text:p>46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85" calcext:value-type="float">
            <text:p>46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83" calcext:value-type="float">
            <text:p>46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86" calcext:value-type="float">
            <text:p>46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93" calcext:value-type="float">
            <text:p>46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97" calcext:value-type="float">
            <text:p>46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1" calcext:value-type="float">
            <text:p>47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5" calcext:value-type="float">
            <text:p>47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9" calcext:value-type="float">
            <text:p>47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2" calcext:value-type="float">
            <text:p>47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6" calcext:value-type="float">
            <text:p>4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6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22" calcext:value-type="float">
            <text:p>47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26" calcext:value-type="float">
            <text:p>47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28" calcext:value-type="float">
            <text:p>47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31" calcext:value-type="float">
            <text:p>47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36" calcext:value-type="float">
            <text:p>47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38" calcext:value-type="float">
            <text:p>47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45" calcext:value-type="float">
            <text:p>47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53" calcext:value-type="float">
            <text:p>47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58" calcext:value-type="float">
            <text:p>47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62" calcext:value-type="float">
            <text:p>4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65" calcext:value-type="float">
            <text:p>47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72" calcext:value-type="float">
            <text:p>47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77" calcext:value-type="float">
            <text:p>47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82" calcext:value-type="float">
            <text:p>47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88" calcext:value-type="float">
            <text:p>4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9" calcext:value-type="float">
            <text:p>47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83" calcext:value-type="float">
            <text:p>47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65" calcext:value-type="float">
            <text:p>47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32" calcext:value-type="float">
            <text:p>47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2" calcext:value-type="float">
            <text:p>47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8" calcext:value-type="float">
            <text:p>47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8" calcext:value-type="float">
            <text:p>47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8" calcext:value-type="float">
            <text:p>47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1" calcext:value-type="float">
            <text:p>47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7" calcext:value-type="float">
            <text:p>47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5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7" calcext:value-type="float">
            <text:p>47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3" calcext:value-type="float">
            <text:p>47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2" calcext:value-type="float">
            <text:p>47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9" calcext:value-type="float">
            <text:p>47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9" calcext:value-type="float">
            <text:p>47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1" calcext:value-type="float">
            <text:p>47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8" calcext:value-type="float">
            <text:p>47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78" calcext:value-type="float">
            <text:p>46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63" calcext:value-type="float">
            <text:p>46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46" calcext:value-type="float">
            <text:p>46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37" calcext:value-type="float">
            <text:p>46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39" calcext:value-type="float">
            <text:p>46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44" calcext:value-type="float">
            <text:p>46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48" calcext:value-type="float">
            <text:p>46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52" calcext:value-type="float">
            <text:p>46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52" calcext:value-type="float">
            <text:p>46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51" calcext:value-type="float">
            <text:p>46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51" calcext:value-type="float">
            <text:p>46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51" calcext:value-type="float">
            <text:p>46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46" calcext:value-type="float">
            <text:p>46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26" calcext:value-type="float">
            <text:p>46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84" calcext:value-type="float">
            <text:p>45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18" calcext:value-type="float">
            <text:p>45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64" calcext:value-type="float">
            <text:p>44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554" calcext:value-type="float">
            <text:p>44.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462" calcext:value-type="float">
            <text:p>44.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395" calcext:value-type="float">
            <text:p>44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298" calcext:value-type="float">
            <text:p>44.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224" calcext:value-type="float">
            <text:p>44.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229" calcext:value-type="float">
            <text:p>44.2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215" calcext:value-type="float">
            <text:p>44.2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186" calcext:value-type="float">
            <text:p>44.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133" calcext:value-type="float">
            <text:p>44.1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055" calcext:value-type="float">
            <text:p>44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953" calcext:value-type="float">
            <text:p>43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847" calcext:value-type="float">
            <text:p>43.8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755" calcext:value-type="float">
            <text:p>43.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676" calcext:value-type="float">
            <text:p>43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548" calcext:value-type="float">
            <text:p>43.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85" calcext:value-type="float">
            <text:p>43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97" calcext:value-type="float">
            <text:p>43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51" calcext:value-type="float">
            <text:p>43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929" calcext:value-type="float">
            <text:p>42.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54" calcext:value-type="float">
            <text:p>42.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01" calcext:value-type="float">
            <text:p>42.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38" calcext:value-type="float">
            <text:p>42.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85" calcext:value-type="float">
            <text:p>42.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91" calcext:value-type="float">
            <text:p>42.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85" calcext:value-type="float">
            <text:p>42.7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84" calcext:value-type="float">
            <text:p>42.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57" calcext:value-type="float">
            <text:p>42.7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39" calcext:value-type="float">
            <text:p>42.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49" calcext:value-type="float">
            <text:p>42.7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67" calcext:value-type="float">
            <text:p>42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74" calcext:value-type="float">
            <text:p>42.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7" calcext:value-type="float">
            <text:p>4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9" calcext:value-type="float">
            <text:p>4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9" calcext:value-type="float">
            <text:p>4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1" calcext:value-type="float">
            <text:p>4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6" calcext:value-type="float">
            <text:p>4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6" calcext:value-type="float">
            <text:p>4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4" calcext:value-type="float">
            <text:p>4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3" calcext:value-type="float">
            <text:p>42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2" calcext:value-type="float">
            <text:p>42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2" calcext:value-type="float">
            <text:p>42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1" calcext:value-type="float">
            <text:p>42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" calcext:value-type="float">
            <text:p>42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7" calcext:value-type="float">
            <text:p>4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3" calcext:value-type="float">
            <text:p>42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8" calcext:value-type="float">
            <text:p>4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6" calcext:value-type="float">
            <text:p>42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4" calcext:value-type="float">
            <text:p>4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2" calcext:value-type="float">
            <text:p>42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9" calcext:value-type="float">
            <text:p>42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4" calcext:value-type="float">
            <text:p>42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7" calcext:value-type="float">
            <text:p>42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7" calcext:value-type="float">
            <text:p>42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6" calcext:value-type="float">
            <text:p>4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2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5" calcext:value-type="float">
            <text:p>42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9" calcext:value-type="float">
            <text:p>4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3" calcext:value-type="float">
            <text:p>4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1" calcext:value-type="float">
            <text:p>4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4" calcext:value-type="float">
            <text:p>42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8" calcext:value-type="float">
            <text:p>4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5" calcext:value-type="float">
            <text:p>42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7" calcext:value-type="float">
            <text:p>42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07" calcext:value-type="float">
            <text:p>4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9" calcext:value-type="float">
            <text:p>41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4" calcext:value-type="float">
            <text:p>40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2" calcext:value-type="float">
            <text:p>39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7" calcext:value-type="float">
            <text:p>39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7" calcext:value-type="float">
            <text:p>39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9" calcext:value-type="float">
            <text:p>3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2" calcext:value-type="float">
            <text:p>38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7" calcext:value-type="float">
            <text:p>38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3-01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5" calcext:value-type="float">
            <text:p>38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3" calcext:value-type="float">
            <text:p>38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9" calcext:value-type="float">
            <text:p>38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2" calcext:value-type="float">
            <text:p>3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2" calcext:value-type="float">
            <text:p>37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34" calcext:value-type="float">
            <text:p>37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9" calcext:value-type="float">
            <text:p>37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4" calcext:value-type="float">
            <text:p>37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6" calcext:value-type="float">
            <text:p>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3" calcext:value-type="float">
            <text:p>37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09" calcext:value-type="float">
            <text:p>37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06" calcext:value-type="float">
            <text:p>37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04" calcext:value-type="float">
            <text:p>37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01" calcext:value-type="float">
            <text:p>37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7" calcext:value-type="float">
            <text:p>36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3" calcext:value-type="float">
            <text:p>36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4" calcext:value-type="float">
            <text:p>36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9" calcext:value-type="float">
            <text:p>3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3" calcext:value-type="float">
            <text:p>36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67" calcext:value-type="float">
            <text:p>3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61" calcext:value-type="float">
            <text:p>36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55" calcext:value-type="float">
            <text:p>36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48" calcext:value-type="float">
            <text:p>36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41" calcext:value-type="float">
            <text:p>36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33" calcext:value-type="float">
            <text:p>36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26" calcext:value-type="float">
            <text:p>36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116" calcext:value-type="float">
            <text:p>36.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39" calcext:value-type="float">
            <text:p>36.0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63" calcext:value-type="float">
            <text:p>35.9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889" calcext:value-type="float">
            <text:p>35.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819" calcext:value-type="float">
            <text:p>3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67" calcext:value-type="float">
            <text:p>35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29" calcext:value-type="float">
            <text:p>35.7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95" calcext:value-type="float">
            <text:p>35.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55" calcext:value-type="float">
            <text:p>35.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16" calcext:value-type="float">
            <text:p>35.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75" calcext:value-type="float">
            <text:p>35.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54" calcext:value-type="float">
            <text:p>35.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39" calcext:value-type="float">
            <text:p>35.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24" calcext:value-type="float">
            <text:p>35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97" calcext:value-type="float">
            <text:p>35.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73" calcext:value-type="float">
            <text:p>35.4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52" calcext:value-type="float">
            <text:p>35.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38" calcext:value-type="float">
            <text:p>3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3" calcext:value-type="float">
            <text:p>35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28" calcext:value-type="float">
            <text:p>35.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31" calcext:value-type="float">
            <text:p>35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38" calcext:value-type="float">
            <text:p>35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43" calcext:value-type="float">
            <text:p>35.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46" calcext:value-type="float">
            <text:p>35.4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52" calcext:value-type="float">
            <text:p>35.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59" calcext:value-type="float">
            <text:p>35.4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71" calcext:value-type="float">
            <text:p>35.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85" calcext:value-type="float">
            <text:p>35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94" calcext:value-type="float">
            <text:p>35.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1-01 01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09" calcext:value-type="float">
            <text:p>35.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23" calcext:value-type="float">
            <text:p>35.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25" calcext:value-type="float">
            <text:p>35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41" calcext:value-type="float">
            <text:p>35.5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57" calcext:value-type="float">
            <text:p>35.5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74" calcext:value-type="float">
            <text:p>35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92" calcext:value-type="float">
            <text:p>35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09" calcext:value-type="float">
            <text:p>35.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26" calcext:value-type="float">
            <text:p>35.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43" calcext:value-type="float">
            <text:p>35.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56" calcext:value-type="float">
            <text:p>35.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69" calcext:value-type="float">
            <text:p>35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84" calcext:value-type="float">
            <text:p>35.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95" calcext:value-type="float">
            <text:p>35.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07" calcext:value-type="float">
            <text:p>35.7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22" calcext:value-type="float">
            <text:p>35.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4" calcext:value-type="float">
            <text:p>35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56" calcext:value-type="float">
            <text:p>35.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7" calcext:value-type="float">
            <text:p>35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8" calcext:value-type="float">
            <text:p>35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91" calcext:value-type="float">
            <text:p>35.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804" calcext:value-type="float">
            <text:p>35.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819" calcext:value-type="float">
            <text:p>35.8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836" calcext:value-type="float">
            <text:p>35.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852" calcext:value-type="float">
            <text:p>35.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867" calcext:value-type="float">
            <text:p>35.8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885" calcext:value-type="float">
            <text:p>35.8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02" calcext:value-type="float">
            <text:p>35.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22" calcext:value-type="float">
            <text:p>35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39" calcext:value-type="float">
            <text:p>35.9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57" calcext:value-type="float">
            <text:p>35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10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79" calcext:value-type="float">
            <text:p>35.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9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01" calcext:value-type="float">
            <text:p>36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9-28 13:23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2" calcext:value-type="float">
            <text:p>36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3" calcext:value-type="float">
            <text:p>35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672" calcext:value-type="float">
            <text:p>36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04" calcext:value-type="float">
            <text:p>36.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35" calcext:value-type="float">
            <text:p>36.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67" calcext:value-type="float">
            <text:p>36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37" calcext:value-type="float">
            <text:p>36.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74" calcext:value-type="float">
            <text:p>36.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12" calcext:value-type="float">
            <text:p>36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5" calcext:value-type="float">
            <text:p>36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88" calcext:value-type="float">
            <text:p>36.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027" calcext:value-type="float">
            <text:p>37.0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066" calcext:value-type="float">
            <text:p>37.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05" calcext:value-type="float">
            <text:p>37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43" calcext:value-type="float">
            <text:p>37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81" calcext:value-type="float">
            <text:p>37.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19" calcext:value-type="float">
            <text:p>37.2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58" calcext:value-type="float">
            <text:p>37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97" calcext:value-type="float">
            <text:p>37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335" calcext:value-type="float">
            <text:p>37.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42" calcext:value-type="float">
            <text:p>37.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8" calcext:value-type="float">
            <text:p>37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15" calcext:value-type="float">
            <text:p>37.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52" calcext:value-type="float">
            <text:p>37.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89" calcext:value-type="float">
            <text:p>37.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29" calcext:value-type="float">
            <text:p>37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69" calcext:value-type="float">
            <text:p>37.6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709" calcext:value-type="float">
            <text:p>37.7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751" calcext:value-type="float">
            <text:p>37.7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794" calcext:value-type="float">
            <text:p>37.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37" calcext:value-type="float">
            <text:p>37.8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82" calcext:value-type="float">
            <text:p>37.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26" calcext:value-type="float">
            <text:p>37.9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7" calcext:value-type="float">
            <text:p>37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14" calcext:value-type="float">
            <text:p>38.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7" calcext:value-type="float">
            <text:p>38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04" calcext:value-type="float">
            <text:p>38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51" calcext:value-type="float">
            <text:p>38.1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97" calcext:value-type="float">
            <text:p>38.1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47" calcext:value-type="float">
            <text:p>38.2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97" calcext:value-type="float">
            <text:p>38.2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48" calcext:value-type="float">
            <text:p>38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01" calcext:value-type="float">
            <text:p>38.4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5" calcext:value-type="float">
            <text:p>38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97" calcext:value-type="float">
            <text:p>38.4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49" calcext:value-type="float">
            <text:p>38.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02" calcext:value-type="float">
            <text:p>38.6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57" calcext:value-type="float">
            <text:p>38.6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11" calcext:value-type="float">
            <text:p>38.7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6" calcext:value-type="float">
            <text:p>38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12" calcext:value-type="float">
            <text:p>38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69" calcext:value-type="float">
            <text:p>38.8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24" calcext:value-type="float">
            <text:p>38.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79" calcext:value-type="float">
            <text:p>38.9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34" calcext:value-type="float">
            <text:p>39.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89" calcext:value-type="float">
            <text:p>39.0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41" calcext:value-type="float">
            <text:p>39.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95" calcext:value-type="float">
            <text:p>39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48" calcext:value-type="float">
            <text:p>39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04" calcext:value-type="float">
            <text:p>39.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63" calcext:value-type="float">
            <text:p>39.3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22" calcext:value-type="float">
            <text:p>39.4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8" calcext:value-type="float">
            <text:p>39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4" calcext:value-type="float">
            <text:p>39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98" calcext:value-type="float">
            <text:p>39.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58" calcext:value-type="float">
            <text:p>39.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17" calcext:value-type="float">
            <text:p>39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76" calcext:value-type="float">
            <text:p>39.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33" calcext:value-type="float">
            <text:p>39.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89" calcext:value-type="float">
            <text:p>39.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47" calcext:value-type="float">
            <text:p>39.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11" calcext:value-type="float">
            <text:p>40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31" calcext:value-type="float">
            <text:p>40.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82" calcext:value-type="float">
            <text:p>40.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31" calcext:value-type="float">
            <text:p>40.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83" calcext:value-type="float">
            <text:p>40.2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32" calcext:value-type="float">
            <text:p>40.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88" calcext:value-type="float">
            <text:p>40.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38" calcext:value-type="float">
            <text:p>40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91" calcext:value-type="float">
            <text:p>40.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43" calcext:value-type="float">
            <text:p>40.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01" calcext:value-type="float">
            <text:p>40.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56" calcext:value-type="float">
            <text:p>40.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1" calcext:value-type="float">
            <text:p>40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71" calcext:value-type="float">
            <text:p>40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33" calcext:value-type="float">
            <text:p>40.8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96" calcext:value-type="float">
            <text:p>40.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959" calcext:value-type="float">
            <text:p>40.9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25" calcext:value-type="float">
            <text:p>41.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73" calcext:value-type="float">
            <text:p>41.0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124" calcext:value-type="float">
            <text:p>41.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181" calcext:value-type="float">
            <text:p>41.1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33" calcext:value-type="float">
            <text:p>41.2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43" calcext:value-type="float">
            <text:p>41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308" calcext:value-type="float">
            <text:p>41.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6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371" calcext:value-type="float">
            <text:p>41.3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436" calcext:value-type="float">
            <text:p>41.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498" calcext:value-type="float">
            <text:p>41.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51" calcext:value-type="float">
            <text:p>41.5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98" calcext:value-type="float">
            <text:p>41.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648" calcext:value-type="float">
            <text:p>41.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09" calcext:value-type="float">
            <text:p>41.7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75" calcext:value-type="float">
            <text:p>41.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845" calcext:value-type="float">
            <text:p>41.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911" calcext:value-type="float">
            <text:p>41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966" calcext:value-type="float">
            <text:p>41.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043" calcext:value-type="float">
            <text:p>42.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01" calcext:value-type="float">
            <text:p>42.1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56" calcext:value-type="float">
            <text:p>42.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12" calcext:value-type="float">
            <text:p>42.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67" calcext:value-type="float">
            <text:p>42.2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23" calcext:value-type="float">
            <text:p>42.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68" calcext:value-type="float">
            <text:p>42.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11" calcext:value-type="float">
            <text:p>42.4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69" calcext:value-type="float">
            <text:p>42.4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3" calcext:value-type="float">
            <text:p>42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86" calcext:value-type="float">
            <text:p>42.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19" calcext:value-type="float">
            <text:p>42.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43" calcext:value-type="float">
            <text:p>42.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74" calcext:value-type="float">
            <text:p>42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23" calcext:value-type="float">
            <text:p>42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69" calcext:value-type="float">
            <text:p>42.7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13" calcext:value-type="float">
            <text:p>42.8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58" calcext:value-type="float">
            <text:p>42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91" calcext:value-type="float">
            <text:p>42.8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5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925" calcext:value-type="float">
            <text:p>42.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953" calcext:value-type="float">
            <text:p>42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994" calcext:value-type="float">
            <text:p>42.9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28" calcext:value-type="float">
            <text:p>43.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69" calcext:value-type="float">
            <text:p>43.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13" calcext:value-type="float">
            <text:p>43.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61" calcext:value-type="float">
            <text:p>43.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05" calcext:value-type="float">
            <text:p>43.2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43" calcext:value-type="float">
            <text:p>43.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55" calcext:value-type="float">
            <text:p>43.2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61" calcext:value-type="float">
            <text:p>43.2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72" calcext:value-type="float">
            <text:p>43.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88" calcext:value-type="float">
            <text:p>43.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03" calcext:value-type="float">
            <text:p>43.3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02" calcext:value-type="float">
            <text:p>43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93" calcext:value-type="float">
            <text:p>43.2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14" calcext:value-type="float">
            <text:p>43.3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42" calcext:value-type="float">
            <text:p>43.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72" calcext:value-type="float">
            <text:p>43.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07" calcext:value-type="float">
            <text:p>43.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22" calcext:value-type="float">
            <text:p>43.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07" calcext:value-type="float">
            <text:p>43.3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25" calcext:value-type="float">
            <text:p>43.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73" calcext:value-type="float">
            <text:p>43.3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07" calcext:value-type="float">
            <text:p>43.4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04" calcext:value-type="float">
            <text:p>43.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67" calcext:value-type="float">
            <text:p>43.3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55" calcext:value-type="float">
            <text:p>43.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22" calcext:value-type="float">
            <text:p>43.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26" calcext:value-type="float">
            <text:p>43.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53" calcext:value-type="float">
            <text:p>43.3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84" calcext:value-type="float">
            <text:p>43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84" calcext:value-type="float">
            <text:p>43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55" calcext:value-type="float">
            <text:p>43.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2" calcext:value-type="float">
            <text:p>43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04" calcext:value-type="float">
            <text:p>43.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94" calcext:value-type="float">
            <text:p>43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79" calcext:value-type="float">
            <text:p>43.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49" calcext:value-type="float">
            <text:p>43.2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1" calcext:value-type="float">
            <text:p>43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66" calcext:value-type="float">
            <text:p>43.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3" calcext:value-type="float">
            <text:p>43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93" calcext:value-type="float">
            <text:p>43.0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04" calcext:value-type="float">
            <text:p>43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83" calcext:value-type="float">
            <text:p>43.1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78" calcext:value-type="float">
            <text:p>43.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2" calcext:value-type="float">
            <text:p>43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78" calcext:value-type="float">
            <text:p>43.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87" calcext:value-type="float">
            <text:p>43.4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537" calcext:value-type="float">
            <text:p>43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56" calcext:value-type="float">
            <text:p>43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84" calcext:value-type="float">
            <text:p>43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38" calcext:value-type="float">
            <text:p>43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41" calcext:value-type="float">
            <text:p>43.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58" calcext:value-type="float">
            <text:p>42.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07" calcext:value-type="float">
            <text:p>42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945" calcext:value-type="float">
            <text:p>41.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868" calcext:value-type="float">
            <text:p>41.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72" calcext:value-type="float">
            <text:p>41.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659" calcext:value-type="float">
            <text:p>41.6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39" calcext:value-type="float">
            <text:p>41.5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18" calcext:value-type="float">
            <text:p>41.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369" calcext:value-type="float">
            <text:p>41.3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08" calcext:value-type="float">
            <text:p>41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56" calcext:value-type="float">
            <text:p>41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919" calcext:value-type="float">
            <text:p>40.9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88" calcext:value-type="float">
            <text:p>40.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13" calcext:value-type="float">
            <text:p>40.7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76" calcext:value-type="float">
            <text:p>40.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42" calcext:value-type="float">
            <text:p>40.6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03" calcext:value-type="float">
            <text:p>40.6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92" calcext:value-type="float">
            <text:p>40.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63" calcext:value-type="float">
            <text:p>40.5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55" calcext:value-type="float">
            <text:p>40.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23" calcext:value-type="float">
            <text:p>40.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05" calcext:value-type="float">
            <text:p>40.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68" calcext:value-type="float">
            <text:p>40.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16" calcext:value-type="float">
            <text:p>40.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89" calcext:value-type="float">
            <text:p>40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84" calcext:value-type="float">
            <text:p>40.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68" calcext:value-type="float">
            <text:p>40.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52" calcext:value-type="float">
            <text:p>40.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46" calcext:value-type="float">
            <text:p>40.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47" calcext:value-type="float">
            <text:p>40.3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18" calcext:value-type="float">
            <text:p>40.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01" calcext:value-type="float">
            <text:p>40.3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72" calcext:value-type="float">
            <text:p>40.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2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42" calcext:value-type="float">
            <text:p>40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21" calcext:value-type="float">
            <text:p>40.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73" calcext:value-type="float">
            <text:p>40.1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5" calcext:value-type="float">
            <text:p>4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28" calcext:value-type="float">
            <text:p>40.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11" calcext:value-type="float">
            <text:p>40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87" calcext:value-type="float">
            <text:p>40.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61" calcext:value-type="float">
            <text:p>40.0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4" calcext:value-type="float">
            <text:p>4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14" calcext:value-type="float">
            <text:p>40.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86" calcext:value-type="float">
            <text:p>39.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6" calcext:value-type="float">
            <text:p>3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34" calcext:value-type="float">
            <text:p>39.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07" calcext:value-type="float">
            <text:p>39.9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57" calcext:value-type="float">
            <text:p>39.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16" calcext:value-type="float">
            <text:p>39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81" calcext:value-type="float">
            <text:p>39.7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31" calcext:value-type="float">
            <text:p>39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74" calcext:value-type="float">
            <text:p>39.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29" calcext:value-type="float">
            <text:p>39.6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96" calcext:value-type="float">
            <text:p>39.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74" calcext:value-type="float">
            <text:p>39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42" calcext:value-type="float">
            <text:p>39.5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94" calcext:value-type="float">
            <text:p>39.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15" calcext:value-type="float">
            <text:p>39.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07" calcext:value-type="float">
            <text:p>39.3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9" calcext:value-type="float">
            <text:p>39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78" calcext:value-type="float">
            <text:p>38.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41" calcext:value-type="float">
            <text:p>38.8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99" calcext:value-type="float">
            <text:p>38.6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61" calcext:value-type="float">
            <text:p>38.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4" calcext:value-type="float">
            <text:p>38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4" calcext:value-type="float">
            <text:p>38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7" calcext:value-type="float">
            <text:p>38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26" calcext:value-type="float">
            <text:p>38.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92" calcext:value-type="float">
            <text:p>38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61" calcext:value-type="float">
            <text:p>38.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31" calcext:value-type="float">
            <text:p>38.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67" calcext:value-type="float">
            <text:p>38.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31" calcext:value-type="float">
            <text:p>38.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98" calcext:value-type="float">
            <text:p>37.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71" calcext:value-type="float">
            <text:p>37.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45" calcext:value-type="float">
            <text:p>37.9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23" calcext:value-type="float">
            <text:p>37.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11" calcext:value-type="float">
            <text:p>37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03" calcext:value-type="float">
            <text:p>37.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02" calcext:value-type="float">
            <text:p>37.9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04" calcext:value-type="float">
            <text:p>37.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1" calcext:value-type="float">
            <text:p>37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21" calcext:value-type="float">
            <text:p>37.9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34" calcext:value-type="float">
            <text:p>37.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49" calcext:value-type="float">
            <text:p>37.9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58" calcext:value-type="float">
            <text:p>37.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68" calcext:value-type="float">
            <text:p>37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73" calcext:value-type="float">
            <text:p>37.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78" calcext:value-type="float">
            <text:p>37.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89" calcext:value-type="float">
            <text:p>37.9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02" calcext:value-type="float">
            <text:p>38.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08" calcext:value-type="float">
            <text:p>38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17" calcext:value-type="float">
            <text:p>38.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29" calcext:value-type="float">
            <text:p>38.0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34" calcext:value-type="float">
            <text:p>38.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35" calcext:value-type="float">
            <text:p>38.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3" calcext:value-type="float">
            <text:p>38.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2" calcext:value-type="float">
            <text:p>38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7" calcext:value-type="float">
            <text:p>38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1" calcext:value-type="float">
            <text:p>38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3" calcext:value-type="float">
            <text:p>38.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1" calcext:value-type="float">
            <text:p>38.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1" calcext:value-type="float">
            <text:p>38.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6" calcext:value-type="float">
            <text:p>38.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" calcext:value-type="float">
            <text:p>38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9" calcext:value-type="float">
            <text:p>38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8" calcext:value-type="float">
            <text:p>38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" calcext:value-type="float">
            <text:p>38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3" calcext:value-type="float">
            <text:p>38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2" calcext:value-type="float">
            <text:p>38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" calcext:value-type="float">
            <text:p>38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2" calcext:value-type="float">
            <text:p>38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3" calcext:value-type="float">
            <text:p>38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8" calcext:value-type="float">
            <text:p>38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1" calcext:value-type="float">
            <text:p>38.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" calcext:value-type="float">
            <text:p>38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" calcext:value-type="float">
            <text:p>38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" calcext:value-type="float">
            <text:p>38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2" calcext:value-type="float">
            <text:p>38.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3" calcext:value-type="float">
            <text:p>38.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5" calcext:value-type="float">
            <text:p>38.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2" calcext:value-type="float">
            <text:p>38.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6" calcext:value-type="float">
            <text:p>38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7" calcext:value-type="float">
            <text:p>38.0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3" calcext:value-type="float">
            <text:p>38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8" calcext:value-type="float">
            <text:p>38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4" calcext:value-type="float">
            <text:p>38.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3" calcext:value-type="float">
            <text:p>38.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6" calcext:value-type="float">
            <text:p>38.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6" calcext:value-type="float">
            <text:p>38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67" calcext:value-type="float">
            <text:p>38.0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81" calcext:value-type="float">
            <text:p>38.0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97" calcext:value-type="float">
            <text:p>38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15" calcext:value-type="float">
            <text:p>38.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35" calcext:value-type="float">
            <text:p>38.1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49" calcext:value-type="float">
            <text:p>38.1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57" calcext:value-type="float">
            <text:p>38.1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68" calcext:value-type="float">
            <text:p>38.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8" calcext:value-type="float">
            <text:p>38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93" calcext:value-type="float">
            <text:p>38.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06" calcext:value-type="float">
            <text:p>38.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21" calcext:value-type="float">
            <text:p>38.2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37" calcext:value-type="float">
            <text:p>38.2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56" calcext:value-type="float">
            <text:p>38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79" calcext:value-type="float">
            <text:p>38.2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04" calcext:value-type="float">
            <text:p>38.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32" calcext:value-type="float">
            <text:p>38.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61" calcext:value-type="float">
            <text:p>38.3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92" calcext:value-type="float">
            <text:p>38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25" calcext:value-type="float">
            <text:p>38.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58" calcext:value-type="float">
            <text:p>38.4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85" calcext:value-type="float">
            <text:p>38.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15" calcext:value-type="float">
            <text:p>38.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43" calcext:value-type="float">
            <text:p>38.5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67" calcext:value-type="float">
            <text:p>38.5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95" calcext:value-type="float">
            <text:p>38.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27" calcext:value-type="float">
            <text:p>38.6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62" calcext:value-type="float">
            <text:p>38.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95" calcext:value-type="float">
            <text:p>38.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27" calcext:value-type="float">
            <text:p>38.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59" calcext:value-type="float">
            <text:p>38.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92" calcext:value-type="float">
            <text:p>38.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28" calcext:value-type="float">
            <text:p>38.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99" calcext:value-type="float">
            <text:p>38.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4" calcext:value-type="float">
            <text:p>38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82" calcext:value-type="float">
            <text:p>38.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21" calcext:value-type="float">
            <text:p>39.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59" calcext:value-type="float">
            <text:p>39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97" calcext:value-type="float">
            <text:p>39.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37" calcext:value-type="float">
            <text:p>39.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76" calcext:value-type="float">
            <text:p>39.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11" calcext:value-type="float">
            <text:p>39.2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52" calcext:value-type="float">
            <text:p>39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96" calcext:value-type="float">
            <text:p>39.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37" calcext:value-type="float">
            <text:p>39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76" calcext:value-type="float">
            <text:p>39.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13" calcext:value-type="float">
            <text:p>39.4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49" calcext:value-type="float">
            <text:p>39.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89" calcext:value-type="float">
            <text:p>39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31" calcext:value-type="float">
            <text:p>39.5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72" calcext:value-type="float">
            <text:p>39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12" calcext:value-type="float">
            <text:p>39.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51" calcext:value-type="float">
            <text:p>39.6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92" calcext:value-type="float">
            <text:p>39.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36" calcext:value-type="float">
            <text:p>39.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8" calcext:value-type="float">
            <text:p>39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24" calcext:value-type="float">
            <text:p>39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66" calcext:value-type="float">
            <text:p>39.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08" calcext:value-type="float">
            <text:p>39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51" calcext:value-type="float">
            <text:p>39.9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95" calcext:value-type="float">
            <text:p>39.9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36" calcext:value-type="float">
            <text:p>40.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84" calcext:value-type="float">
            <text:p>40.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32" calcext:value-type="float">
            <text:p>40.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78" calcext:value-type="float">
            <text:p>40.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18" calcext:value-type="float">
            <text:p>40.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62" calcext:value-type="float">
            <text:p>40.2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02" calcext:value-type="float">
            <text:p>40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41" calcext:value-type="float">
            <text:p>40.3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83" calcext:value-type="float">
            <text:p>40.3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28" calcext:value-type="float">
            <text:p>40.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65" calcext:value-type="float">
            <text:p>40.4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07" calcext:value-type="float">
            <text:p>40.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54" calcext:value-type="float">
            <text:p>40.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01" calcext:value-type="float">
            <text:p>40.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5" calcext:value-type="float">
            <text:p>40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01" calcext:value-type="float">
            <text:p>40.7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55" calcext:value-type="float">
            <text:p>40.7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06" calcext:value-type="float">
            <text:p>40.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5" calcext:value-type="float">
            <text:p>40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93" calcext:value-type="float">
            <text:p>40.8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932" calcext:value-type="float">
            <text:p>40.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981" calcext:value-type="float">
            <text:p>40.9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83" calcext:value-type="float">
            <text:p>41.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137" calcext:value-type="float">
            <text:p>41.1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189" calcext:value-type="float">
            <text:p>41.1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37" calcext:value-type="float">
            <text:p>41.2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89" calcext:value-type="float">
            <text:p>41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337" calcext:value-type="float">
            <text:p>41.3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385" calcext:value-type="float">
            <text:p>41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433" calcext:value-type="float">
            <text:p>41.4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482" calcext:value-type="float">
            <text:p>41.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2" calcext:value-type="float">
            <text:p>41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64" calcext:value-type="float">
            <text:p>41.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614" calcext:value-type="float">
            <text:p>41.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666" calcext:value-type="float">
            <text:p>41.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15" calcext:value-type="float">
            <text:p>41.7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62" calcext:value-type="float">
            <text:p>41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81" calcext:value-type="float">
            <text:p>41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863" calcext:value-type="float">
            <text:p>41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922" calcext:value-type="float">
            <text:p>41.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983" calcext:value-type="float">
            <text:p>41.9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04" calcext:value-type="float">
            <text:p>4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098" calcext:value-type="float">
            <text:p>42.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47" calcext:value-type="float">
            <text:p>42.1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98" calcext:value-type="float">
            <text:p>42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48" calcext:value-type="float">
            <text:p>42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02" calcext:value-type="float">
            <text:p>42.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68" calcext:value-type="float">
            <text:p>42.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38" calcext:value-type="float">
            <text:p>42.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94" calcext:value-type="float">
            <text:p>42.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44" calcext:value-type="float">
            <text:p>42.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95" calcext:value-type="float">
            <text:p>42.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49" calcext:value-type="float">
            <text:p>42.6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04" calcext:value-type="float">
            <text:p>42.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62" calcext:value-type="float">
            <text:p>42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23" calcext:value-type="float">
            <text:p>42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84" calcext:value-type="float">
            <text:p>42.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944" calcext:value-type="float">
            <text:p>42.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04" calcext:value-type="float">
            <text:p>43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66" calcext:value-type="float">
            <text:p>43.0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26" calcext:value-type="float">
            <text:p>43.1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86" calcext:value-type="float">
            <text:p>43.1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52" calcext:value-type="float">
            <text:p>43.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22" calcext:value-type="float">
            <text:p>43.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9" calcext:value-type="float">
            <text:p>43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49" calcext:value-type="float">
            <text:p>43.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505" calcext:value-type="float">
            <text:p>43.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561" calcext:value-type="float">
            <text:p>43.5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619" calcext:value-type="float">
            <text:p>43.6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667" calcext:value-type="float">
            <text:p>43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723" calcext:value-type="float">
            <text:p>43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78" calcext:value-type="float">
            <text:p>43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839" calcext:value-type="float">
            <text:p>43.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905" calcext:value-type="float">
            <text:p>43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964" calcext:value-type="float">
            <text:p>43.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023" calcext:value-type="float">
            <text:p>44.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084" calcext:value-type="float">
            <text:p>44.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141" calcext:value-type="float">
            <text:p>44.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195" calcext:value-type="float">
            <text:p>44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308" calcext:value-type="float">
            <text:p>44.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37" calcext:value-type="float">
            <text:p>44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431" calcext:value-type="float">
            <text:p>44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484" calcext:value-type="float">
            <text:p>44.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533" calcext:value-type="float">
            <text:p>44.5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62" calcext:value-type="float">
            <text:p>44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08" calcext:value-type="float">
            <text:p>46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11" calcext:value-type="float">
            <text:p>49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1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1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29" calcext:value-type="float">
            <text:p>42.8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1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65" calcext:value-type="float">
            <text:p>42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1-01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99" calcext:value-type="float">
            <text:p>42.8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93" calcext:value-type="float">
            <text:p>42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925" calcext:value-type="float">
            <text:p>42.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7" calcext:value-type="float">
            <text:p>42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66" calcext:value-type="float">
            <text:p>42.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18" calcext:value-type="float">
            <text:p>42.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816" calcext:value-type="float">
            <text:p>4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18" calcext:value-type="float">
            <text:p>39.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89" calcext:value-type="float">
            <text:p>39.4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94" calcext:value-type="float">
            <text:p>39.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31" calcext:value-type="float">
            <text:p>39.1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6" calcext:value-type="float">
            <text:p>3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53" calcext:value-type="float">
            <text:p>38.7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15" calcext:value-type="float">
            <text:p>38.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24" calcext:value-type="float">
            <text:p>38.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34" calcext:value-type="float">
            <text:p>36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1" calcext:value-type="float">
            <text:p>35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2" calcext:value-type="float">
            <text:p>35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313" calcext:value-type="float">
            <text:p>37.3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348" calcext:value-type="float">
            <text:p>37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382" calcext:value-type="float">
            <text:p>37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16" calcext:value-type="float">
            <text:p>37.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48" calcext:value-type="float">
            <text:p>37.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81" calcext:value-type="float">
            <text:p>37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2" calcext:value-type="float">
            <text:p>3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01" calcext:value-type="float">
            <text:p>37.6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43" calcext:value-type="float">
            <text:p>37.6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77" calcext:value-type="float">
            <text:p>37.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713" calcext:value-type="float">
            <text:p>37.7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759" calcext:value-type="float">
            <text:p>37.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08" calcext:value-type="float">
            <text:p>37.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5" calcext:value-type="float">
            <text:p>37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95" calcext:value-type="float">
            <text:p>37.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46" calcext:value-type="float">
            <text:p>37.9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6" calcext:value-type="float">
            <text:p>38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13" calcext:value-type="float">
            <text:p>38.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6" calcext:value-type="float">
            <text:p>38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08" calcext:value-type="float">
            <text:p>38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65" calcext:value-type="float">
            <text:p>38.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24" calcext:value-type="float">
            <text:p>38.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68" calcext:value-type="float">
            <text:p>38.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2" calcext:value-type="float">
            <text:p>38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7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75" calcext:value-type="float">
            <text:p>38.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24" calcext:value-type="float">
            <text:p>38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68" calcext:value-type="float">
            <text:p>38.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15" calcext:value-type="float">
            <text:p>38.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6" calcext:value-type="float">
            <text:p>38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36" calcext:value-type="float">
            <text:p>38.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71" calcext:value-type="float">
            <text:p>38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15" calcext:value-type="float">
            <text:p>38.8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65" calcext:value-type="float">
            <text:p>38.8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16" calcext:value-type="float">
            <text:p>38.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71" calcext:value-type="float">
            <text:p>38.9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22" calcext:value-type="float">
            <text:p>39.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78" calcext:value-type="float">
            <text:p>39.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28" calcext:value-type="float">
            <text:p>39.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76" calcext:value-type="float">
            <text:p>39.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26" calcext:value-type="float">
            <text:p>39.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8" calcext:value-type="float">
            <text:p>39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36" calcext:value-type="float">
            <text:p>39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95" calcext:value-type="float">
            <text:p>39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49" calcext:value-type="float">
            <text:p>39.4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99" calcext:value-type="float">
            <text:p>39.4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49" calcext:value-type="float">
            <text:p>39.5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98" calcext:value-type="float">
            <text:p>39.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6" calcext:value-type="float">
            <text:p>39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31" calcext:value-type="float">
            <text:p>39.7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97" calcext:value-type="float">
            <text:p>39.7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44" calcext:value-type="float">
            <text:p>39.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73" calcext:value-type="float">
            <text:p>39.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06" calcext:value-type="float">
            <text:p>3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29" calcext:value-type="float">
            <text:p>39.9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05" calcext:value-type="float">
            <text:p>40.0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35" calcext:value-type="float">
            <text:p>39.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49" calcext:value-type="float">
            <text:p>40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82" calcext:value-type="float">
            <text:p>40.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08" calcext:value-type="float">
            <text:p>40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45" calcext:value-type="float">
            <text:p>40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92" calcext:value-type="float">
            <text:p>40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4" calcext:value-type="float">
            <text:p>40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92" calcext:value-type="float">
            <text:p>4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48" calcext:value-type="float">
            <text:p>40.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92" calcext:value-type="float">
            <text:p>40.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15" calcext:value-type="float">
            <text:p>40.4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42" calcext:value-type="float">
            <text:p>40.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71" calcext:value-type="float">
            <text:p>40.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07" calcext:value-type="float">
            <text:p>40.5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37" calcext:value-type="float">
            <text:p>40.5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76" calcext:value-type="float">
            <text:p>40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5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08" calcext:value-type="float">
            <text:p>40.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47" calcext:value-type="float">
            <text:p>40.6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4-06 11:52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2" calcext:value-type="float">
            <text:p>41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3-13 09:2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2" calcext:value-type="float">
            <text:p>4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91" calcext:value-type="float">
            <text:p>40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3" calcext:value-type="float">
            <text:p>39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5" calcext:value-type="float">
            <text:p>39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9" calcext:value-type="float">
            <text:p>3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2" calcext:value-type="float">
            <text:p>39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8" calcext:value-type="float">
            <text:p>39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2" calcext:value-type="float">
            <text:p>39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7" calcext:value-type="float">
            <text:p>38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1" calcext:value-type="float">
            <text:p>3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6" calcext:value-type="float">
            <text:p>38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7" calcext:value-type="float">
            <text:p>38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6" calcext:value-type="float">
            <text:p>37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8" calcext:value-type="float">
            <text:p>3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79" calcext:value-type="float">
            <text:p>3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72" calcext:value-type="float">
            <text:p>37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8" calcext:value-type="float">
            <text:p>37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4" calcext:value-type="float">
            <text:p>3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9" calcext:value-type="float">
            <text:p>37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5" calcext:value-type="float">
            <text:p>37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7" calcext:value-type="float">
            <text:p>37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39" calcext:value-type="float">
            <text:p>37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34" calcext:value-type="float">
            <text:p>37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5" calcext:value-type="float">
            <text:p>3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04" calcext:value-type="float">
            <text:p>37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7" calcext:value-type="float">
            <text:p>36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2" calcext:value-type="float">
            <text:p>36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6" calcext:value-type="float">
            <text:p>36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68" calcext:value-type="float">
            <text:p>36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59" calcext:value-type="float">
            <text:p>36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48" calcext:value-type="float">
            <text:p>36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38" calcext:value-type="float">
            <text:p>36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27" calcext:value-type="float">
            <text:p>36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17" calcext:value-type="float">
            <text:p>36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6" calcext:value-type="float">
            <text:p>36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6" calcext:value-type="float">
            <text:p>35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88" calcext:value-type="float">
            <text:p>35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8" calcext:value-type="float">
            <text:p>35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2" calcext:value-type="float">
            <text:p>35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8" calcext:value-type="float">
            <text:p>35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3" calcext:value-type="float">
            <text:p>35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3" calcext:value-type="float">
            <text:p>35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2" calcext:value-type="float">
            <text:p>3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4" calcext:value-type="float">
            <text:p>35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8" calcext:value-type="float">
            <text:p>35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3" calcext:value-type="float">
            <text:p>35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17" calcext:value-type="float">
            <text:p>35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9" calcext:value-type="float">
            <text:p>35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2" calcext:value-type="float">
            <text:p>35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95" calcext:value-type="float">
            <text:p>34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87" calcext:value-type="float">
            <text:p>34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73" calcext:value-type="float">
            <text:p>34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65" calcext:value-type="float">
            <text:p>34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56" calcext:value-type="float">
            <text:p>34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46" calcext:value-type="float">
            <text:p>34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52" calcext:value-type="float">
            <text:p>33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3" calcext:value-type="float">
            <text:p>33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27" calcext:value-type="float">
            <text:p>33.2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18" calcext:value-type="float">
            <text:p>33.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07" calcext:value-type="float">
            <text:p>33.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9" calcext:value-type="float">
            <text:p>3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76" calcext:value-type="float">
            <text:p>33.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65" calcext:value-type="float">
            <text:p>33.1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53" calcext:value-type="float">
            <text:p>33.1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38" calcext:value-type="float">
            <text:p>33.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22" calcext:value-type="float">
            <text:p>33.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12" calcext:value-type="float">
            <text:p>33.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07" calcext:value-type="float">
            <text:p>33.1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95" calcext:value-type="float">
            <text:p>33.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88" calcext:value-type="float">
            <text:p>33.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83" calcext:value-type="float">
            <text:p>33.0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75" calcext:value-type="float">
            <text:p>33.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7" calcext:value-type="float">
            <text:p>33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62" calcext:value-type="float">
            <text:p>33.0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55" calcext:value-type="float">
            <text:p>33.0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45" calcext:value-type="float">
            <text:p>33.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4" calcext:value-type="float">
            <text:p>3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4" calcext:value-type="float">
            <text:p>3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4" calcext:value-type="float">
            <text:p>3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38" calcext:value-type="float">
            <text:p>33.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32" calcext:value-type="float">
            <text:p>33.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31" calcext:value-type="float">
            <text:p>33.0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32" calcext:value-type="float">
            <text:p>33.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28" calcext:value-type="float">
            <text:p>33.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21" calcext:value-type="float">
            <text:p>33.0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1" calcext:value-type="float">
            <text:p>33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11" calcext:value-type="float">
            <text:p>33.0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12" calcext:value-type="float">
            <text:p>33.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2" calcext:value-type="float">
            <text:p>33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23" calcext:value-type="float">
            <text:p>33.0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3" calcext:value-type="float">
            <text:p>33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36" calcext:value-type="float">
            <text:p>33.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4" calcext:value-type="float">
            <text:p>33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42" calcext:value-type="float">
            <text:p>33.0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45" calcext:value-type="float">
            <text:p>33.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51" calcext:value-type="float">
            <text:p>33.0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59" calcext:value-type="float">
            <text:p>33.0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68" calcext:value-type="float">
            <text:p>33.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75" calcext:value-type="float">
            <text:p>33.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82" calcext:value-type="float">
            <text:p>33.0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86" calcext:value-type="float">
            <text:p>33.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91" calcext:value-type="float">
            <text:p>33.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08" calcext:value-type="float">
            <text:p>33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13" calcext:value-type="float">
            <text:p>33.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17" calcext:value-type="float">
            <text:p>33.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24" calcext:value-type="float">
            <text:p>33.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38" calcext:value-type="float">
            <text:p>33.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45" calcext:value-type="float">
            <text:p>33.1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55" calcext:value-type="float">
            <text:p>33.1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63" calcext:value-type="float">
            <text:p>33.1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71" calcext:value-type="float">
            <text:p>33.1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84" calcext:value-type="float">
            <text:p>33.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92" calcext:value-type="float">
            <text:p>33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02" calcext:value-type="float">
            <text:p>33.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12" calcext:value-type="float">
            <text:p>33.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4" calcext:value-type="float">
            <text:p>33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8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9" calcext:value-type="float">
            <text:p>33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56" calcext:value-type="float">
            <text:p>33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62" calcext:value-type="float">
            <text:p>33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74" calcext:value-type="float">
            <text:p>33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28" calcext:value-type="float">
            <text:p>34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3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92" calcext:value-type="float">
            <text:p>34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925" calcext:value-type="float">
            <text:p>34.9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95" calcext:value-type="float">
            <text:p>34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981" calcext:value-type="float">
            <text:p>34.9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09" calcext:value-type="float">
            <text:p>35.0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32" calcext:value-type="float">
            <text:p>35.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54" calcext:value-type="float">
            <text:p>35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76" calcext:value-type="float">
            <text:p>35.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95" calcext:value-type="float">
            <text:p>35.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117" calcext:value-type="float">
            <text:p>35.1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136" calcext:value-type="float">
            <text:p>35.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16" calcext:value-type="float">
            <text:p>35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18" calcext:value-type="float">
            <text:p>35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195" calcext:value-type="float">
            <text:p>35.1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08" calcext:value-type="float">
            <text:p>35.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24" calcext:value-type="float">
            <text:p>35.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35" calcext:value-type="float">
            <text:p>35.2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48" calcext:value-type="float">
            <text:p>35.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65" calcext:value-type="float">
            <text:p>35.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87" calcext:value-type="float">
            <text:p>35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09" calcext:value-type="float">
            <text:p>35.3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4" calcext:value-type="float">
            <text:p>35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57" calcext:value-type="float">
            <text:p>35.3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68" calcext:value-type="float">
            <text:p>35.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75" calcext:value-type="float">
            <text:p>35.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79" calcext:value-type="float">
            <text:p>35.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89" calcext:value-type="float">
            <text:p>35.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04" calcext:value-type="float">
            <text:p>35.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2" calcext:value-type="float">
            <text:p>3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31" calcext:value-type="float">
            <text:p>35.4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5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4" calcext:value-type="float">
            <text:p>35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3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45" calcext:value-type="float">
            <text:p>35.4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2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71" calcext:value-type="float">
            <text:p>35.4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2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86" calcext:value-type="float">
            <text:p>35.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2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04" calcext:value-type="float">
            <text:p>35.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2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5" calcext:value-type="float">
            <text:p>35.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2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7" calcext:value-type="float">
            <text:p>35.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2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21" calcext:value-type="float">
            <text:p>35.5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2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2" calcext:value-type="float">
            <text:p>35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2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3" calcext:value-type="float">
            <text:p>35.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2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04" calcext:value-type="float">
            <text:p>35.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2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01" calcext:value-type="float">
            <text:p>35.5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1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01" calcext:value-type="float">
            <text:p>35.5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1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02" calcext:value-type="float">
            <text:p>35.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1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" calcext:value-type="float">
            <text:p>35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1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1" calcext:value-type="float">
            <text:p>35.5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1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4" calcext:value-type="float">
            <text:p>35.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1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1" calcext:value-type="float">
            <text:p>35.5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1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3" calcext:value-type="float">
            <text:p>35.5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1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6" calcext:value-type="float">
            <text:p>35.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1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8" calcext:value-type="float">
            <text:p>35.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10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22" calcext:value-type="float">
            <text:p>35.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09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26" calcext:value-type="float">
            <text:p>35.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08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25" calcext:value-type="float">
            <text:p>35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07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24" calcext:value-type="float">
            <text:p>35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06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22" calcext:value-type="float">
            <text:p>35.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05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9" calcext:value-type="float">
            <text:p>35.5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04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4" calcext:value-type="float">
            <text:p>35.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03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05" calcext:value-type="float">
            <text:p>35.5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02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91" calcext:value-type="float">
            <text:p>35.4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4-01 09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72" calcext:value-type="float">
            <text:p>35.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5" calcext:value-type="float">
            <text:p>35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9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89" calcext:value-type="float">
            <text:p>34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77" calcext:value-type="float">
            <text:p>3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39" calcext:value-type="float">
            <text:p>36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1" calcext:value-type="float">
            <text:p>3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3" calcext:value-type="float">
            <text:p>38.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8" calcext:value-type="float">
            <text:p>39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05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16" calcext:value-type="float">
            <text:p>44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37" calcext:value-type="float">
            <text:p>44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03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2" calcext:value-type="float">
            <text:p>43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93" calcext:value-type="float">
            <text:p>40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5" calcext:value-type="float">
            <text:p>38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8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" calcext:value-type="float">
            <text:p>35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65" calcext:value-type="float">
            <text:p>33.2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32" calcext:value-type="float">
            <text:p>34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46" calcext:value-type="float">
            <text:p>34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55" calcext:value-type="float">
            <text:p>34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79" calcext:value-type="float">
            <text:p>34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7" calcext:value-type="float">
            <text:p>35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8" calcext:value-type="float">
            <text:p>36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3" calcext:value-type="float">
            <text:p>36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55" calcext:value-type="float">
            <text:p>36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7-0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2" calcext:value-type="float">
            <text:p>35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2" calcext:value-type="float">
            <text:p>35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10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7" calcext:value-type="float">
            <text:p>37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07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1" calcext:value-type="float">
            <text:p>40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19" calcext:value-type="float">
            <text:p>41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1" calcext:value-type="float">
            <text:p>42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04" calcext:value-type="float">
            <text:p>44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03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185" calcext:value-type="float">
            <text:p>44.1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6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4" calcext:value-type="float">
            <text:p>4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5-1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9" calcext:value-type="float">
            <text:p>38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2" calcext:value-type="float">
            <text:p>3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9" calcext:value-type="float">
            <text:p>37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5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24" calcext:value-type="float">
            <text:p>38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5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75" calcext:value-type="float">
            <text:p>39.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5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5-05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64" calcext:value-type="float">
            <text:p>43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77" calcext:value-type="float">
            <text:p>45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5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76" calcext:value-type="float">
            <text:p>47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5-02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07" calcext:value-type="float">
            <text:p>48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2" calcext:value-type="float">
            <text:p>43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1" calcext:value-type="float">
            <text:p>41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2" calcext:value-type="float">
            <text:p>3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1" calcext:value-type="float">
            <text:p>3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6" calcext:value-type="float">
            <text:p>40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1" calcext:value-type="float">
            <text:p>42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6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35" calcext:value-type="float">
            <text:p>44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64" calcext:value-type="float">
            <text:p>46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59" calcext:value-type="float">
            <text:p>49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1.69" calcext:value-type="float">
            <text:p>5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3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2.42" calcext:value-type="float">
            <text:p>52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1.62" calcext:value-type="float">
            <text:p>5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34" calcext:value-type="float">
            <text:p>48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4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2" calcext:value-type="float">
            <text:p>3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1" calcext:value-type="float">
            <text:p>37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11-01 16:45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1" calcext:value-type="float">
            <text:p>3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09" calcext:value-type="float">
            <text:p>37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" calcext:value-type="float">
            <text:p>38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9" calcext:value-type="float">
            <text:p>3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1" calcext:value-type="float">
            <text:p>40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7" calcext:value-type="float">
            <text:p>43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46" calcext:value-type="float">
            <text:p>45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96" calcext:value-type="float">
            <text:p>48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45" calcext:value-type="float">
            <text:p>49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3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21" calcext:value-type="float">
            <text:p>4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1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79" calcext:value-type="float">
            <text:p>47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1" calcext:value-type="float">
            <text:p>42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6" calcext:value-type="float">
            <text:p>38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2" calcext:value-type="float">
            <text:p>39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07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66" calcext:value-type="float">
            <text:p>41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1" calcext:value-type="float">
            <text:p>38.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05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05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01" calcext:value-type="float">
            <text:p>37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89" calcext:value-type="float">
            <text:p>33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03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68" calcext:value-type="float">
            <text:p>33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53" calcext:value-type="float">
            <text:p>33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2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7" calcext:value-type="float">
            <text:p>33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48" calcext:value-type="float">
            <text:p>33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88" calcext:value-type="float">
            <text:p>33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37" calcext:value-type="float">
            <text:p>34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88" calcext:value-type="float">
            <text:p>34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38" calcext:value-type="float">
            <text:p>36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7" calcext:value-type="float">
            <text:p>37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4" calcext:value-type="float">
            <text:p>38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05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91" calcext:value-type="float">
            <text:p>40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5" calcext:value-type="float">
            <text:p>42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5" calcext:value-type="float">
            <text:p>42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1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2" calcext:value-type="float">
            <text:p>41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8" calcext:value-type="float">
            <text:p>37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8" calcext:value-type="float">
            <text:p>37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6" calcext:value-type="float">
            <text:p>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3" calcext:value-type="float">
            <text:p>37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07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9" calcext:value-type="float">
            <text:p>3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06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4" calcext:value-type="float">
            <text:p>42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05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3" calcext:value-type="float">
            <text:p>42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68" calcext:value-type="float">
            <text:p>44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58" calcext:value-type="float">
            <text:p>46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77" calcext:value-type="float">
            <text:p>46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10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9" calcext:value-type="float">
            <text:p>4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9" calcext:value-type="float">
            <text:p>4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3" calcext:value-type="float">
            <text:p>36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8" calcext:value-type="float">
            <text:p>35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9" calcext:value-type="float">
            <text:p>3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2" calcext:value-type="float">
            <text:p>37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4" calcext:value-type="float">
            <text:p>38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1" calcext:value-type="float">
            <text:p>3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33" calcext:value-type="float">
            <text:p>41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83" calcext:value-type="float">
            <text:p>43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29" calcext:value-type="float">
            <text:p>45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87" calcext:value-type="float">
            <text:p>46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9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72" calcext:value-type="float">
            <text:p>49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8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5" calcext:value-type="float">
            <text:p>40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8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8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8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6" calcext:value-type="float">
            <text:p>37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8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3" calcext:value-type="float">
            <text:p>38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8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6" calcext:value-type="float">
            <text:p>39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8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8-04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3" calcext:value-type="float">
            <text:p>39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8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45" calcext:value-type="float">
            <text:p>41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8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2" calcext:value-type="float">
            <text:p>41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8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6" calcext:value-type="float">
            <text:p>40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65" calcext:value-type="float">
            <text:p>41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4" calcext:value-type="float">
            <text:p>38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32" calcext:value-type="float">
            <text:p>37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5" calcext:value-type="float">
            <text:p>37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1" calcext:value-type="float">
            <text:p>3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8" calcext:value-type="float">
            <text:p>3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1" calcext:value-type="float">
            <text:p>39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4" calcext:value-type="float">
            <text:p>40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2" calcext:value-type="float">
            <text:p>39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7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2" calcext:value-type="float">
            <text:p>38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39" calcext:value-type="float">
            <text:p>33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4" calcext:value-type="float">
            <text:p>32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39" calcext:value-type="float">
            <text:p>3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6" calcext:value-type="float">
            <text:p>3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07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82" calcext:value-type="float">
            <text:p>32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44" calcext:value-type="float">
            <text:p>33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04" calcext:value-type="float">
            <text:p>34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03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93" calcext:value-type="float">
            <text:p>34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83" calcext:value-type="float">
            <text:p>34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6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43" calcext:value-type="float">
            <text:p>34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07" calcext:value-type="float">
            <text:p>34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63" calcext:value-type="float">
            <text:p>33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55" calcext:value-type="float">
            <text:p>33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08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65" calcext:value-type="float">
            <text:p>3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97" calcext:value-type="float">
            <text:p>33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7" calcext:value-type="float">
            <text:p>35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5" calcext:value-type="float">
            <text:p>36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35" calcext:value-type="float">
            <text:p>36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34" calcext:value-type="float">
            <text:p>36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5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19" calcext:value-type="float">
            <text:p>36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17" calcext:value-type="float">
            <text:p>36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33" calcext:value-type="float">
            <text:p>36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1" calcext:value-type="float">
            <text:p>36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5" calcext:value-type="float">
            <text:p>38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08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8" calcext:value-type="float">
            <text:p>40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06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7" calcext:value-type="float">
            <text:p>43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15" calcext:value-type="float">
            <text:p>46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03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04" calcext:value-type="float">
            <text:p>45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4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73" calcext:value-type="float">
            <text:p>43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3" calcext:value-type="float">
            <text:p>37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3" calcext:value-type="float">
            <text:p>38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08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7" calcext:value-type="float">
            <text:p>39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07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8" calcext:value-type="float">
            <text:p>42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81" calcext:value-type="float">
            <text:p>47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69" calcext:value-type="float">
            <text:p>50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28" calcext:value-type="float">
            <text:p>53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3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15" calcext:value-type="float">
            <text:p>55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1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5.73" calcext:value-type="float">
            <text:p>55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1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07" calcext:value-type="float">
            <text:p>44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2" calcext:value-type="float">
            <text:p>42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2" calcext:value-type="float">
            <text:p>38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1" calcext:value-type="float">
            <text:p>39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6" calcext:value-type="float">
            <text:p>40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06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38" calcext:value-type="float">
            <text:p>41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05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7" calcext:value-type="float">
            <text:p>43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67" calcext:value-type="float">
            <text:p>45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54" calcext:value-type="float">
            <text:p>48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2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83" calcext:value-type="float">
            <text:p>48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1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18" calcext:value-type="float">
            <text:p>48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1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47" calcext:value-type="float">
            <text:p>48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1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41" calcext:value-type="float">
            <text:p>47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1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51" calcext:value-type="float">
            <text:p>43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1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2" calcext:value-type="float">
            <text:p>43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1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94" calcext:value-type="float">
            <text:p>45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1-06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86" calcext:value-type="float">
            <text:p>48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1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1.82" calcext:value-type="float">
            <text:p>5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1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81" calcext:value-type="float">
            <text:p>54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1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0-12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0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2.93" calcext:value-type="float">
            <text:p>52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0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38" calcext:value-type="float">
            <text:p>49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0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6" calcext:value-type="float">
            <text:p>38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0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3" calcext:value-type="float">
            <text:p>38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0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62" calcext:value-type="float">
            <text:p>41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0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03" calcext:value-type="float">
            <text:p>44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0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92" calcext:value-type="float">
            <text:p>43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0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3" calcext:value-type="float">
            <text:p>42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2000-0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6" calcext:value-type="float">
            <text:p>40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1" calcext:value-type="float">
            <text:p>39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35" calcext:value-type="float">
            <text:p>36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34" calcext:value-type="float">
            <text:p>37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" calcext:value-type="float">
            <text:p>38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3" calcext:value-type="float">
            <text:p>38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4" calcext:value-type="float">
            <text:p>40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3" calcext:value-type="float">
            <text:p>42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85" calcext:value-type="float">
            <text:p>43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64" calcext:value-type="float">
            <text:p>44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9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27" calcext:value-type="float">
            <text:p>44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10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1" calcext:value-type="float">
            <text:p>37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09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62" calcext:value-type="float">
            <text:p>34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08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09" calcext:value-type="float">
            <text:p>34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07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4" calcext:value-type="float">
            <text:p>35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17" calcext:value-type="float">
            <text:p>36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6" calcext:value-type="float">
            <text:p>36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04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2" calcext:value-type="float">
            <text:p>37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0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8-0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84" calcext:value-type="float">
            <text:p>3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34" calcext:value-type="float">
            <text:p>3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37" calcext:value-type="float">
            <text:p>32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09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6" calcext:value-type="float">
            <text:p>3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68" calcext:value-type="float">
            <text:p>32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07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95" calcext:value-type="float">
            <text:p>32.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01" calcext:value-type="float">
            <text:p>33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91" calcext:value-type="float">
            <text:p>33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24" calcext:value-type="float">
            <text:p>34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02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15" calcext:value-type="float">
            <text:p>34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7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84" calcext:value-type="float">
            <text:p>33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1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72" calcext:value-type="float">
            <text:p>33.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63" calcext:value-type="float">
            <text:p>33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10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49" calcext:value-type="float">
            <text:p>34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63" calcext:value-type="float">
            <text:p>34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19" calcext:value-type="float">
            <text:p>35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45" calcext:value-type="float">
            <text:p>36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7" calcext:value-type="float">
            <text:p>37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05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4" calcext:value-type="float">
            <text:p>39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82" calcext:value-type="float">
            <text:p>41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6" calcext:value-type="float">
            <text:p>42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8" calcext:value-type="float">
            <text:p>4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6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2" calcext:value-type="float">
            <text:p>40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6" calcext:value-type="float">
            <text:p>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9" calcext:value-type="float">
            <text:p>36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47" calcext:value-type="float">
            <text:p>36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9" calcext:value-type="float">
            <text:p>36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74" calcext:value-type="float">
            <text:p>37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07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2" calcext:value-type="float">
            <text:p>39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06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3" calcext:value-type="float">
            <text:p>4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36" calcext:value-type="float">
            <text:p>44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7" calcext:value-type="float">
            <text:p>47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03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78" calcext:value-type="float">
            <text:p>49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5-0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33" calcext:value-type="float">
            <text:p>47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7" calcext:value-type="float">
            <text:p>41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3" calcext:value-type="float">
            <text:p>37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10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3" calcext:value-type="float">
            <text:p>37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3" calcext:value-type="float">
            <text:p>38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1" calcext:value-type="float">
            <text:p>40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9" calcext:value-type="float">
            <text:p>42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84" calcext:value-type="float">
            <text:p>44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37" calcext:value-type="float">
            <text:p>46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7" calcext:value-type="float">
            <text:p>47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77" calcext:value-type="float">
            <text:p>47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4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24" calcext:value-type="float">
            <text:p>49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63" calcext:value-type="float">
            <text:p>47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22" calcext:value-type="float">
            <text:p>44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2" calcext:value-type="float">
            <text:p>40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1" calcext:value-type="float">
            <text:p>3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1" calcext:value-type="float">
            <text:p>36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9" calcext:value-type="float">
            <text:p>37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8" calcext:value-type="float">
            <text:p>39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6" calcext:value-type="float">
            <text:p>40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7" calcext:value-type="float">
            <text:p>42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3-01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6" calcext:value-type="float">
            <text:p>40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6" calcext:value-type="float">
            <text:p>37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10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07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73" calcext:value-type="float">
            <text:p>32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8" calcext:value-type="float">
            <text:p>33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64" calcext:value-type="float">
            <text:p>32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34" calcext:value-type="float">
            <text:p>33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85" calcext:value-type="float">
            <text:p>32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62" calcext:value-type="float">
            <text:p>32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2-0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7" calcext:value-type="float">
            <text:p>32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1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38" calcext:value-type="float">
            <text:p>32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46" calcext:value-type="float">
            <text:p>32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10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2.71" calcext:value-type="float">
            <text:p>3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18" calcext:value-type="float">
            <text:p>33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2" calcext:value-type="float">
            <text:p>3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9" calcext:value-type="float">
            <text:p>36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04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04" calcext:value-type="float">
            <text:p>35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59" calcext:value-type="float">
            <text:p>34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1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3.29" calcext:value-type="float">
            <text:p>33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04" calcext:value-type="float">
            <text:p>34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38" calcext:value-type="float">
            <text:p>34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09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77" calcext:value-type="float">
            <text:p>34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9" calcext:value-type="float">
            <text:p>37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3" calcext:value-type="float">
            <text:p>40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97" calcext:value-type="float">
            <text:p>43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41" calcext:value-type="float">
            <text:p>45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0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62" calcext:value-type="float">
            <text:p>46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90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45" calcext:value-type="float">
            <text:p>45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1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5" calcext:value-type="float">
            <text:p>38.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8" calcext:value-type="float">
            <text:p>35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4" calcext:value-type="float">
            <text:p>35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67" calcext:value-type="float">
            <text:p>3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08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1" calcext:value-type="float">
            <text:p>37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07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2" calcext:value-type="float">
            <text:p>39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3" calcext:value-type="float">
            <text:p>40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05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45" calcext:value-type="float">
            <text:p>44.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03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82" calcext:value-type="float">
            <text:p>4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0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6" calcext:value-type="float">
            <text:p>40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4" calcext:value-type="float">
            <text:p>40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8-11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9" calcext:value-type="float">
            <text:p>40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8-10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1" calcext:value-type="float">
            <text:p>39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7-05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8" calcext:value-type="float">
            <text:p>40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7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7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81" calcext:value-type="float">
            <text:p>4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7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6" calcext:value-type="float">
            <text:p>43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7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9" calcext:value-type="float">
            <text:p>4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6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4" calcext:value-type="float">
            <text:p>42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6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6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59" calcext:value-type="float">
            <text:p>36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6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4" calcext:value-type="float">
            <text:p>38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6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6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3" calcext:value-type="float">
            <text:p>39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6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7" calcext:value-type="float">
            <text:p>43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6-04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51" calcext:value-type="float">
            <text:p>43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6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7" calcext:value-type="float">
            <text:p>43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6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9" calcext:value-type="float">
            <text:p>41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6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77" calcext:value-type="float">
            <text:p>41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5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1" calcext:value-type="float">
            <text:p>37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5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7" calcext:value-type="float">
            <text:p>37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5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8" calcext:value-type="float">
            <text:p>38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5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5" calcext:value-type="float">
            <text:p>40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5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3" calcext:value-type="float">
            <text:p>41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5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5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7" calcext:value-type="float">
            <text:p>43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5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5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65" calcext:value-type="float">
            <text:p>45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5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5-01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4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7" calcext:value-type="float">
            <text:p>42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4-1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1" calcext:value-type="float">
            <text:p>39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4-10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33" calcext:value-type="float">
            <text:p>37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4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4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2" calcext:value-type="float">
            <text:p>38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4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1" calcext:value-type="float">
            <text:p>40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4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8" calcext:value-type="float">
            <text:p>43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4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4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37" calcext:value-type="float">
            <text:p>44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4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9" calcext:value-type="float">
            <text:p>43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4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61" calcext:value-type="float">
            <text:p>44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4" calcext:value-type="float">
            <text:p>39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2" calcext:value-type="float">
            <text:p>39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33" calcext:value-type="float">
            <text:p>43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08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22" calcext:value-type="float">
            <text:p>47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07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36" calcext:value-type="float">
            <text:p>48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41" calcext:value-type="float">
            <text:p>49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77" calcext:value-type="float">
            <text:p>49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27" calcext:value-type="float">
            <text:p>49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03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59" calcext:value-type="float">
            <text:p>49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89" calcext:value-type="float">
            <text:p>4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3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79" calcext:value-type="float">
            <text:p>48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7" calcext:value-type="float">
            <text:p>39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9" calcext:value-type="float">
            <text:p>37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4" calcext:value-type="float">
            <text:p>37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1" calcext:value-type="float">
            <text:p>38.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07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6" calcext:value-type="float">
            <text:p>39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39" calcext:value-type="float">
            <text:p>4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1" calcext:value-type="float">
            <text:p>42.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04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23" calcext:value-type="float">
            <text:p>44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54" calcext:value-type="float">
            <text:p>45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39" calcext:value-type="float">
            <text:p>45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2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93" calcext:value-type="float">
            <text:p>45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8" calcext:value-type="float">
            <text:p>43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7" calcext:value-type="float">
            <text:p>38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10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1" calcext:value-type="float">
            <text:p>38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09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9" calcext:value-type="float">
            <text:p>38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08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4" calcext:value-type="float">
            <text:p>39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9" calcext:value-type="float">
            <text:p>41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87" calcext:value-type="float">
            <text:p>43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24" calcext:value-type="float">
            <text:p>45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04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57" calcext:value-type="float">
            <text:p>44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03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69" calcext:value-type="float">
            <text:p>42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0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1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4" calcext:value-type="float">
            <text:p>39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4" calcext:value-type="float">
            <text:p>38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9" calcext:value-type="float">
            <text:p>3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6" calcext:value-type="float">
            <text:p>38.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09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9" calcext:value-type="float">
            <text:p>39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08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99" calcext:value-type="float">
            <text:p>43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06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81" calcext:value-type="float">
            <text:p>45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05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37" calcext:value-type="float">
            <text:p>48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04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29" calcext:value-type="float">
            <text:p>4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77" calcext:value-type="float">
            <text:p>49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29" calcext:value-type="float">
            <text:p>48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80-0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89" calcext:value-type="float">
            <text:p>47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1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9" calcext:value-type="float">
            <text:p>43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1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3" calcext:value-type="float">
            <text:p>40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10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7" calcext:value-type="float">
            <text:p>41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09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99" calcext:value-type="float">
            <text:p>42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08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02" calcext:value-type="float">
            <text:p>45.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07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43" calcext:value-type="float">
            <text:p>48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06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1.36" calcext:value-type="float">
            <text:p>51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05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2.49" calcext:value-type="float">
            <text:p>52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04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9" calcext:value-type="float">
            <text:p>53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03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49" calcext:value-type="float">
            <text:p>53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0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49" calcext:value-type="float">
            <text:p>50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9-0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19" calcext:value-type="float">
            <text:p>46.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88" calcext:value-type="float">
            <text:p>40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1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7" calcext:value-type="float">
            <text:p>39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42" calcext:value-type="float">
            <text:p>41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33" calcext:value-type="float">
            <text:p>45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47" calcext:value-type="float">
            <text:p>46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07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87" calcext:value-type="float">
            <text:p>47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99" calcext:value-type="float">
            <text:p>4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1.26" calcext:value-type="float">
            <text:p>51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09" calcext:value-type="float">
            <text:p>50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0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03" calcext:value-type="float">
            <text:p>45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8-0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52" calcext:value-type="float">
            <text:p>43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12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7" calcext:value-type="float">
            <text:p>37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11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3" calcext:value-type="float">
            <text:p>38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78" calcext:value-type="float">
            <text:p>39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8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9" calcext:value-type="float">
            <text:p>40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66" calcext:value-type="float">
            <text:p>43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6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68" calcext:value-type="float">
            <text:p>45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87" calcext:value-type="float">
            <text:p>46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89" calcext:value-type="float">
            <text:p>4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4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1.09" calcext:value-type="float">
            <text:p>51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7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6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85" calcext:value-type="float">
            <text:p>45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47" calcext:value-type="float">
            <text:p>49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46" calcext:value-type="float">
            <text:p>53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56" calcext:value-type="float">
            <text:p>48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5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5" calcext:value-type="float">
            <text:p>38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51" calcext:value-type="float">
            <text:p>39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03" calcext:value-type="float">
            <text:p>36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4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1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61" calcext:value-type="float">
            <text:p>35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1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89" calcext:value-type="float">
            <text:p>35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3" calcext:value-type="float">
            <text:p>36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08" calcext:value-type="float">
            <text:p>37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05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44" calcext:value-type="float">
            <text:p>37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3" calcext:value-type="float">
            <text:p>37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03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5" calcext:value-type="float">
            <text:p>38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8" calcext:value-type="float">
            <text:p>38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3-01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5" calcext:value-type="float">
            <text:p>38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1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88" calcext:value-type="float">
            <text:p>37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04" calcext:value-type="float">
            <text:p>38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1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67" calcext:value-type="float">
            <text:p>38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1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85" calcext:value-type="float">
            <text:p>38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10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65" calcext:value-type="float">
            <text:p>39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10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9" calcext:value-type="float">
            <text:p>3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9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4" calcext:value-type="float">
            <text:p>3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9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98" calcext:value-type="float">
            <text:p>40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4" calcext:value-type="float">
            <text:p>41.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8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86" calcext:value-type="float">
            <text:p>41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6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68" calcext:value-type="float">
            <text:p>43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6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14" calcext:value-type="float">
            <text:p>46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6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91" calcext:value-type="float">
            <text:p>43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6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57" calcext:value-type="float">
            <text:p>46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6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09" calcext:value-type="float">
            <text:p>45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5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5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57" calcext:value-type="float">
            <text:p>48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4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48" calcext:value-type="float">
            <text:p>5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4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68" calcext:value-type="float">
            <text:p>50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3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46" calcext:value-type="float">
            <text:p>50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3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2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73" calcext:value-type="float">
            <text:p>48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84" calcext:value-type="float">
            <text:p>47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07" calcext:value-type="float">
            <text:p>46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2-0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12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57" calcext:value-type="float">
            <text:p>43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1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07" calcext:value-type="float">
            <text:p>43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1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93" calcext:value-type="float">
            <text:p>40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1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4" calcext:value-type="float">
            <text:p>40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11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8" calcext:value-type="float">
            <text:p>40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10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9" calcext:value-type="float">
            <text:p>40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10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78" calcext:value-type="float">
            <text:p>40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9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9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69" calcext:value-type="float">
            <text:p>4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8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09" calcext:value-type="float">
            <text:p>4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8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79" calcext:value-type="float">
            <text:p>4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7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98" calcext:value-type="float">
            <text:p>42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7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7" calcext:value-type="float">
            <text:p>43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7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89" calcext:value-type="float">
            <text:p>43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6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68" calcext:value-type="float">
            <text:p>43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6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27" calcext:value-type="float">
            <text:p>44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5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29" calcext:value-type="float">
            <text:p>48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5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49" calcext:value-type="float">
            <text:p>48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4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51" calcext:value-type="float">
            <text:p>48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4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99" calcext:value-type="float">
            <text:p>48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3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77" calcext:value-type="float">
            <text:p>50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3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1.01" calcext:value-type="float">
            <text:p>51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2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94" calcext:value-type="float">
            <text:p>49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07" calcext:value-type="float">
            <text:p>49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57" calcext:value-type="float">
            <text:p>48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1-0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27" calcext:value-type="float">
            <text:p>47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2" calcext:value-type="float">
            <text:p>42.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8" calcext:value-type="float">
            <text:p>41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57" calcext:value-type="float">
            <text:p>40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10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39" calcext:value-type="float">
            <text:p>41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9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57" calcext:value-type="float">
            <text:p>42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3" calcext:value-type="float">
            <text:p>42.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8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69" calcext:value-type="float">
            <text:p>43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43" calcext:value-type="float">
            <text:p>46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7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61" calcext:value-type="float">
            <text:p>46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17" calcext:value-type="float">
            <text:p>47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69" calcext:value-type="float">
            <text:p>48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04" calcext:value-type="float">
            <text:p>50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2.04" calcext:value-type="float">
            <text:p>52.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2.28" calcext:value-type="float">
            <text:p>5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2.44" calcext:value-type="float">
            <text:p>52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2.79" calcext:value-type="float">
            <text:p>52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3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2.34" calcext:value-type="float">
            <text:p>52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98" calcext:value-type="float">
            <text:p>50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39" calcext:value-type="float">
            <text:p>47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28" calcext:value-type="float">
            <text:p>46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1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52" calcext:value-type="float">
            <text:p>46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70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4" calcext:value-type="float">
            <text:p>42.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1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63" calcext:value-type="float">
            <text:p>41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12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54" calcext:value-type="float">
            <text:p>41.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11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9" calcext:value-type="float">
            <text:p>40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11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94" calcext:value-type="float">
            <text:p>41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10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10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2" calcext:value-type="float">
            <text:p>42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10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9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9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68" calcext:value-type="float">
            <text:p>44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8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93" calcext:value-type="float">
            <text:p>44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8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99" calcext:value-type="float">
            <text:p>45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7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03" calcext:value-type="float">
            <text:p>47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7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6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5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0.66" calcext:value-type="float">
            <text:p>50.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5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1.69" calcext:value-type="float">
            <text:p>51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4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74" calcext:value-type="float">
            <text:p>53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4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3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32" calcext:value-type="float">
            <text:p>54.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3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29" calcext:value-type="float">
            <text:p>5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2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4.01" calcext:value-type="float">
            <text:p>54.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1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2.03" calcext:value-type="float">
            <text:p>52.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1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51.48" calcext:value-type="float">
            <text:p>51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9-01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12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89" calcext:value-type="float">
            <text:p>48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12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97" calcext:value-type="float">
            <text:p>46.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1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94" calcext:value-type="float">
            <text:p>46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1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07" calcext:value-type="float">
            <text:p>49.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10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9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77" calcext:value-type="float">
            <text:p>4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9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49" calcext:value-type="float">
            <text:p>48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8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68" calcext:value-type="float">
            <text:p>44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8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92" calcext:value-type="float">
            <text:p>42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8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7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8" calcext:value-type="float">
            <text:p>4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7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09" calcext:value-type="float">
            <text:p>42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6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28" calcext:value-type="float">
            <text:p>42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6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49" calcext:value-type="float">
            <text:p>43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5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68" calcext:value-type="float">
            <text:p>44.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4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74" calcext:value-type="float">
            <text:p>44.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14" calcext:value-type="float">
            <text:p>45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3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09" calcext:value-type="float">
            <text:p>46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3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94" calcext:value-type="float">
            <text:p>46.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2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09" calcext:value-type="float">
            <text:p>46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2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1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62" calcext:value-type="float">
            <text:p>44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8-01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89" calcext:value-type="float">
            <text:p>43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12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08" calcext:value-type="float">
            <text:p>40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12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6" calcext:value-type="float">
            <text:p>39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1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4" calcext:value-type="float">
            <text:p>39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11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9" calcext:value-type="float">
            <text:p>3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10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3" calcext:value-type="float">
            <text:p>3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10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7" calcext:value-type="float">
            <text:p>39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9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14" calcext:value-type="float">
            <text:p>39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9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11" calcext:value-type="float">
            <text:p>40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8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21" calcext:value-type="float">
            <text:p>41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8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7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7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96" calcext:value-type="float">
            <text:p>44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6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29" calcext:value-type="float">
            <text:p>45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5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12" calcext:value-type="float">
            <text:p>46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5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12" calcext:value-type="float">
            <text:p>46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4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12" calcext:value-type="float">
            <text:p>46.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09" calcext:value-type="float">
            <text:p>46.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3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63" calcext:value-type="float">
            <text:p>46.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3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57" calcext:value-type="float">
            <text:p>46.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3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2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33" calcext:value-type="float">
            <text:p>46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2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6.06" calcext:value-type="float">
            <text:p>46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1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81" calcext:value-type="float">
            <text:p>44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7-01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38" calcext:value-type="float">
            <text:p>44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18" calcext:value-type="float">
            <text:p>42.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11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52" calcext:value-type="float">
            <text:p>3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33" calcext:value-type="float">
            <text:p>40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10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9" calcext:value-type="float">
            <text:p>39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10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8" calcext:value-type="float">
            <text:p>39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9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5" calcext:value-type="float">
            <text:p>39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9-1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8" calcext:value-type="float">
            <text:p>39.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9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44" calcext:value-type="float">
            <text:p>39.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8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6" calcext:value-type="float">
            <text:p>39.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99" calcext:value-type="float">
            <text:p>39.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58" calcext:value-type="float">
            <text:p>47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7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46" calcext:value-type="float">
            <text:p>47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6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52" calcext:value-type="float">
            <text:p>47.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5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61" calcext:value-type="float">
            <text:p>4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5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67" calcext:value-type="float">
            <text:p>47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4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7.61" calcext:value-type="float">
            <text:p>4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4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34" calcext:value-type="float">
            <text:p>48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3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46" calcext:value-type="float">
            <text:p>48.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8.34" calcext:value-type="float">
            <text:p>48.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2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17" calcext:value-type="float">
            <text:p>45.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2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5.29" calcext:value-type="float">
            <text:p>45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1-2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11" calcext:value-type="float">
            <text:p>44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6-01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3" calcext:value-type="float">
            <text:p>39.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12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7" calcext:value-type="float">
            <text:p>3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12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11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64" calcext:value-type="float">
            <text:p>36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11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49" calcext:value-type="float">
            <text:p>36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42" calcext:value-type="float">
            <text:p>36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10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14" calcext:value-type="float">
            <text:p>35.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9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58" calcext:value-type="float">
            <text:p>36.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8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36" calcext:value-type="float">
            <text:p>36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8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91" calcext:value-type="float">
            <text:p>36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61" calcext:value-type="float">
            <text:p>36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6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56" calcext:value-type="float">
            <text:p>34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6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81" calcext:value-type="float">
            <text:p>34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5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93" calcext:value-type="float">
            <text:p>34.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5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81" calcext:value-type="float">
            <text:p>34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4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27" calcext:value-type="float">
            <text:p>35.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4-1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4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3" calcext:value-type="float">
            <text:p>35.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3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42" calcext:value-type="float">
            <text:p>35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3-0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2-1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56" calcext:value-type="float">
            <text:p>34.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2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53" calcext:value-type="float">
            <text:p>34.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1-2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79" calcext:value-type="float">
            <text:p>34.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5-01-0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4.69" calcext:value-type="float">
            <text:p>34.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12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5.51" calcext:value-type="float">
            <text:p>35.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12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16" calcext:value-type="float">
            <text:p>37.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11-2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11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8" calcext:value-type="float">
            <text:p>37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10-2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1" calcext:value-type="float">
            <text:p>3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10-1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8" calcext:value-type="float">
            <text:p>37.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10-0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8" calcext:value-type="float">
            <text:p>37.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9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7" calcext:value-type="float">
            <text:p>38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9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8-2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3" calcext:value-type="float">
            <text:p>38.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8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39" calcext:value-type="float">
            <text:p>39.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7-2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64" calcext:value-type="float">
            <text:p>40.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7-0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6-2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9" calcext:value-type="float">
            <text:p>42.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6-1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3.65" calcext:value-type="float">
            <text:p>43.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5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87" calcext:value-type="float">
            <text:p>44.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5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4.78" calcext:value-type="float">
            <text:p>4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4-1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86" calcext:value-type="float">
            <text:p>4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4-0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49" calcext:value-type="float">
            <text:p>42.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3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2.37" calcext:value-type="float">
            <text:p>42.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2-2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2-06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40.42" calcext:value-type="float">
            <text:p>40.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1-2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26" calcext:value-type="float">
            <text:p>39.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4-01-0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5" calcext:value-type="float">
            <text:p>3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3-12-12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05" calcext:value-type="float">
            <text:p>3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3-11-28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77" calcext:value-type="float">
            <text:p>38.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3-11-14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92" calcext:value-type="float">
            <text:p>37.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61" calcext:value-type="float">
            <text:p>37.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3-10-17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3-10-03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47" calcext:value-type="float">
            <text:p>38.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3-09-19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8.59" calcext:value-type="float">
            <text:p>38.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L44/12</text:p>
          </table:table-cell>
          <table:table-cell office:value-type="string" calcext:value-type="string">
            <text:p>Redlands Hall</text:p>
          </table:table-cell>
          <table:table-cell office:value-type="string" calcext:value-type="string">
            <text:p>1963-09-05 00:00:00</text:p>
          </table:table-cell>
          <table:table-cell office:value-type="string" calcext:value-type="string">
            <text:p>Water level elevation a.m.s.l.</text:p>
          </table:table-cell>
          <table:table-cell office:value-type="float" office:value="39.81" calcext:value-type="float">
            <text:p>39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86" meta:object-count="0"/>
    <meta:user-defined meta:name="AppVersion">3.0</meta:user-defined>
  </office:meta>
</office:document-meta>
</file>